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Courier 10 Pitch" svg:font-family="'Courier 10 Pitch'" style:font-pitch="fixed"/>
    <style:font-face style:name="Abyssinica SIL" svg:font-family="'Abyssinica SI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a1" style:family="table">
      <style:table-properties style:width="17.013cm" fo:margin-left="0cm" table:align="left"/>
    </style:style>
    <style:style style:name="Tabla1.A" style:family="table-column">
      <style:table-column-properties style:column-width="6.271cm"/>
    </style:style>
    <style:style style:name="Tabla1.B" style:family="table-column">
      <style:table-column-properties style:column-width="10.742cm"/>
    </style:style>
    <style:style style:name="Tabla1.A1" style:family="table-cell">
      <style:table-cell-properties fo:padding="0.097cm" fo:border-left="0.05pt solid #000000" fo:border-right="none" fo:border-top="0.05pt solid #000000" fo:border-bottom="0.05pt solid #000000"/>
    </style:style>
    <style:style style:name="Tabla1.B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paragraph-rsid="00119268"/>
    </style:style>
    <style:style style:name="P2" style:family="paragraph" style:parent-style-name="Text_20_body">
      <style:text-properties officeooo:paragraph-rsid="0016c670"/>
    </style:style>
    <style:style style:name="P3" style:family="paragraph" style:parent-style-name="Text_20_body">
      <style:text-properties officeooo:paragraph-rsid="001a0290"/>
    </style:style>
    <style:style style:name="P4" style:family="paragraph" style:parent-style-name="Text_20_body">
      <style:text-properties officeooo:paragraph-rsid="001cb94e"/>
    </style:style>
    <style:style style:name="P5" style:family="paragraph" style:parent-style-name="Text_20_body">
      <style:text-properties officeooo:paragraph-rsid="001e7ece"/>
    </style:style>
    <style:style style:name="P6" style:family="paragraph" style:parent-style-name="Text_20_body">
      <style:text-properties officeooo:paragraph-rsid="0020a347"/>
    </style:style>
    <style:style style:name="P7" style:family="paragraph" style:parent-style-name="Text_20_body">
      <style:text-properties officeooo:paragraph-rsid="0021ed0a"/>
    </style:style>
    <style:style style:name="P8" style:family="paragraph" style:parent-style-name="Text_20_body">
      <style:text-properties officeooo:paragraph-rsid="0023c265"/>
    </style:style>
    <style:style style:name="P9" style:family="paragraph" style:parent-style-name="Text_20_body">
      <style:text-properties officeooo:paragraph-rsid="00241190"/>
    </style:style>
    <style:style style:name="P10" style:family="paragraph" style:parent-style-name="Text_20_body">
      <style:text-properties officeooo:paragraph-rsid="002631de"/>
    </style:style>
    <style:style style:name="P11" style:family="paragraph" style:parent-style-name="Text_20_body">
      <style:text-properties officeooo:paragraph-rsid="0027bf69"/>
    </style:style>
    <style:style style:name="P12" style:family="paragraph" style:parent-style-name="Text_20_body">
      <style:text-properties officeooo:paragraph-rsid="00290061"/>
    </style:style>
    <style:style style:name="P13" style:family="paragraph" style:parent-style-name="Text_20_body">
      <style:text-properties officeooo:paragraph-rsid="002a1883"/>
    </style:style>
    <style:style style:name="P14" style:family="paragraph" style:parent-style-name="Table_20_Contents">
      <style:text-properties fo:font-size="11pt" officeooo:paragraph-rsid="00119268" style:font-size-asian="11pt" style:font-size-complex="11pt"/>
    </style:style>
    <style:style style:name="P15" style:family="paragraph" style:parent-style-name="Table_20_Contents">
      <style:text-properties fo:font-size="11pt" officeooo:paragraph-rsid="001606e9" style:font-size-asian="11pt" style:font-size-complex="11pt"/>
    </style:style>
    <style:style style:name="P16" style:family="paragraph" style:parent-style-name="Heading_20_1" style:master-page-name="Standard">
      <style:paragraph-properties style:page-number="auto"/>
      <style:text-properties officeooo:rsid="000edc90"/>
    </style:style>
    <style:style style:name="P17" style:family="paragraph" style:parent-style-name="Text_20_body">
      <style:text-properties officeooo:rsid="000edc90"/>
    </style:style>
    <style:style style:name="P18" style:family="paragraph" style:parent-style-name="Text_20_body" style:list-style-name="L1">
      <style:text-properties officeooo:paragraph-rsid="00119268"/>
    </style:style>
    <style:style style:name="P19" style:family="paragraph" style:parent-style-name="Text_20_body" style:list-style-name="L1">
      <style:text-properties officeooo:rsid="000fed95" officeooo:paragraph-rsid="000fed95"/>
    </style:style>
    <style:style style:name="P20" style:family="paragraph" style:parent-style-name="Text_20_body">
      <style:text-properties officeooo:rsid="000fed95" officeooo:paragraph-rsid="00119268"/>
    </style:style>
    <style:style style:name="P21" style:family="paragraph" style:parent-style-name="Text_20_body">
      <style:text-properties officeooo:rsid="000fed95" officeooo:paragraph-rsid="00159133"/>
    </style:style>
    <style:style style:name="P22" style:family="paragraph" style:parent-style-name="Text_20_body">
      <style:text-properties officeooo:rsid="00159133" officeooo:paragraph-rsid="00159133"/>
    </style:style>
    <style:style style:name="P23" style:family="paragraph" style:parent-style-name="Text_20_body">
      <style:text-properties officeooo:rsid="00119268" officeooo:paragraph-rsid="000fed95"/>
    </style:style>
    <style:style style:name="P24" style:family="paragraph" style:parent-style-name="Text_20_body">
      <style:text-properties officeooo:rsid="00119268" officeooo:paragraph-rsid="0016c670"/>
    </style:style>
    <style:style style:name="P25" style:family="paragraph" style:parent-style-name="Text_20_body" style:list-style-name="L2">
      <style:text-properties officeooo:paragraph-rsid="0020a347"/>
    </style:style>
    <style:style style:name="P26" style:family="paragraph" style:parent-style-name="Text_20_body" style:list-style-name="L2">
      <style:text-properties officeooo:paragraph-rsid="0023c265"/>
    </style:style>
    <style:style style:name="P27" style:family="paragraph" style:parent-style-name="Text_20_body" style:list-style-name="L2">
      <style:text-properties officeooo:paragraph-rsid="0021ed0a"/>
    </style:style>
    <style:style style:name="P28" style:family="paragraph" style:parent-style-name="Text_20_body">
      <style:text-properties officeooo:rsid="0021ed0a" officeooo:paragraph-rsid="0021ed0a"/>
    </style:style>
    <style:style style:name="P29" style:family="paragraph" style:parent-style-name="Text_20_body" style:list-style-name="L3">
      <style:text-properties style:font-name="Liberation Serif" officeooo:rsid="0027bf69" officeooo:paragraph-rsid="0027bf69"/>
    </style:style>
    <style:style style:name="P30" style:family="paragraph" style:parent-style-name="Text_20_body" style:list-style-name="L4">
      <style:text-properties style:font-name="Liberation Serif" officeooo:rsid="00290061" officeooo:paragraph-rsid="00290061"/>
    </style:style>
    <style:style style:name="P31" style:family="paragraph" style:parent-style-name="Text_20_body">
      <style:text-properties style:font-name="Liberation Serif" officeooo:rsid="00290061" officeooo:paragraph-rsid="00290061"/>
    </style:style>
    <style:style style:name="P32" style:family="paragraph" style:parent-style-name="Text_20_body">
      <style:text-properties style:font-name="Liberation Serif" officeooo:rsid="002a1883" officeooo:paragraph-rsid="002a1883"/>
    </style:style>
    <style:style style:name="P33" style:family="paragraph" style:parent-style-name="Text_20_body">
      <style:text-properties style:font-name="Liberation Serif" officeooo:rsid="002b80a5" officeooo:paragraph-rsid="002b80a5"/>
    </style:style>
    <style:style style:name="P34" style:family="paragraph" style:parent-style-name="Text_20_body" style:list-style-name="L4">
      <style:text-properties officeooo:paragraph-rsid="00290061"/>
    </style:style>
    <style:style style:name="P35" style:family="paragraph" style:parent-style-name="Text_20_body" style:list-style-name="L5">
      <style:text-properties officeooo:paragraph-rsid="002631de"/>
    </style:style>
    <style:style style:name="P36" style:family="paragraph" style:parent-style-name="Text_20_body">
      <style:text-properties officeooo:rsid="0025bee5" officeooo:paragraph-rsid="002bcc0a"/>
    </style:style>
    <style:style style:name="P37" style:family="paragraph" style:parent-style-name="Text_20_body">
      <style:text-properties officeooo:rsid="0025bee5" officeooo:paragraph-rsid="002e742b"/>
    </style:style>
    <style:style style:name="P38" style:family="paragraph" style:parent-style-name="Text_20_body">
      <style:text-properties officeooo:rsid="00201d24" officeooo:paragraph-rsid="0021ed0a"/>
    </style:style>
    <style:style style:name="P39" style:family="paragraph" style:parent-style-name="Text_20_body">
      <style:text-properties officeooo:rsid="001606e9"/>
    </style:style>
    <style:style style:name="P40" style:family="paragraph" style:parent-style-name="Header">
      <style:text-properties style:font-name="Liberation Serif" officeooo:rsid="00241190" officeooo:paragraph-rsid="00241190"/>
    </style:style>
    <style:style style:name="P41" style:family="paragraph" style:parent-style-name="Heading_20_2">
      <style:text-properties officeooo:rsid="000fed95" officeooo:paragraph-rsid="000fed95"/>
    </style:style>
    <style:style style:name="P42" style:family="paragraph" style:parent-style-name="Heading_20_2">
      <style:text-properties officeooo:rsid="000fed95" officeooo:paragraph-rsid="00119268"/>
    </style:style>
    <style:style style:name="P43" style:family="paragraph" style:parent-style-name="Table_20_Contents">
      <style:text-properties fo:font-size="11pt" fo:font-weight="bold" officeooo:rsid="000fed95" officeooo:paragraph-rsid="000fed95" style:font-size-asian="11pt" style:font-weight-asian="bold" style:font-size-complex="11pt" style:font-weight-complex="bold"/>
    </style:style>
    <style:style style:name="P44" style:family="paragraph" style:parent-style-name="Heading_20_3">
      <style:text-properties officeooo:rsid="0021ed0a"/>
    </style:style>
    <style:style style:name="P45" style:family="paragraph" style:parent-style-name="Heading_20_3">
      <style:text-properties officeooo:rsid="0021ed0a" officeooo:paragraph-rsid="0021ed0a"/>
    </style:style>
    <style:style style:name="P46" style:family="paragraph" style:parent-style-name="Heading_20_3">
      <style:text-properties officeooo:rsid="0021ed0a" officeooo:paragraph-rsid="0027bf69"/>
    </style:style>
    <style:style style:name="P47" style:family="paragraph" style:parent-style-name="Heading_20_3">
      <style:text-properties officeooo:rsid="0025bee5" officeooo:paragraph-rsid="0025bee5"/>
    </style:style>
    <style:style style:name="P48" style:family="paragraph" style:parent-style-name="Heading_20_3">
      <style:text-properties style:font-name="Liberation Serif" officeooo:rsid="0021ed0a"/>
    </style:style>
    <style:style style:name="T1" style:family="text">
      <style:text-properties officeooo:rsid="000edc90"/>
    </style:style>
    <style:style style:name="T2" style:family="text">
      <style:text-properties officeooo:rsid="000fed95"/>
    </style:style>
    <style:style style:name="T3" style:family="text">
      <style:text-properties officeooo:rsid="00119268"/>
    </style:style>
    <style:style style:name="T4" style:family="text">
      <style:text-properties style:font-name="Courier 10 Pitch" officeooo:rsid="00119268"/>
    </style:style>
    <style:style style:name="T5" style:family="text">
      <style:text-properties style:font-name="Courier 10 Pitch" officeooo:rsid="001606e9"/>
    </style:style>
    <style:style style:name="T6" style:family="text">
      <style:text-properties style:font-name="Courier 10 Pitch" officeooo:rsid="001e7ece"/>
    </style:style>
    <style:style style:name="T7" style:family="text">
      <style:text-properties style:font-name="Courier 10 Pitch" officeooo:rsid="001f5dc8"/>
    </style:style>
    <style:style style:name="T8" style:family="text">
      <style:text-properties style:font-name="Courier 10 Pitch" officeooo:rsid="00201d24"/>
    </style:style>
    <style:style style:name="T9" style:family="text">
      <style:text-properties style:font-name="Courier 10 Pitch" officeooo:rsid="0021ed0a"/>
    </style:style>
    <style:style style:name="T10" style:family="text">
      <style:text-properties style:font-name="Courier 10 Pitch" officeooo:rsid="00241190"/>
    </style:style>
    <style:style style:name="T11" style:family="text">
      <style:text-properties style:font-name="Courier 10 Pitch" officeooo:rsid="0025bee5"/>
    </style:style>
    <style:style style:name="T12" style:family="text">
      <style:text-properties style:font-name="Courier 10 Pitch" officeooo:rsid="002631de"/>
    </style:style>
    <style:style style:name="T13" style:family="text">
      <style:text-properties style:font-name="Courier 10 Pitch" officeooo:rsid="0027bf69"/>
    </style:style>
    <style:style style:name="T14" style:family="text">
      <style:text-properties style:font-name="Courier 10 Pitch" officeooo:rsid="00290061"/>
    </style:style>
    <style:style style:name="T15" style:family="text">
      <style:text-properties officeooo:rsid="001214d6"/>
    </style:style>
    <style:style style:name="T16" style:family="text">
      <style:text-properties officeooo:rsid="0012a2da"/>
    </style:style>
    <style:style style:name="T17" style:family="text">
      <style:text-properties officeooo:rsid="0013ba18"/>
    </style:style>
    <style:style style:name="T18" style:family="text">
      <style:text-properties officeooo:rsid="001606e9"/>
    </style:style>
    <style:style style:name="T19" style:family="text">
      <style:text-properties style:font-name="Abyssinica SIL" officeooo:rsid="00119268"/>
    </style:style>
    <style:style style:name="T20" style:family="text">
      <style:text-properties style:font-name="Liberation Serif" officeooo:rsid="001606e9"/>
    </style:style>
    <style:style style:name="T21" style:family="text">
      <style:text-properties style:font-name="Liberation Serif" officeooo:rsid="001e7ece"/>
    </style:style>
    <style:style style:name="T22" style:family="text">
      <style:text-properties style:font-name="Liberation Serif" officeooo:rsid="001f5dc8"/>
    </style:style>
    <style:style style:name="T23" style:family="text">
      <style:text-properties style:font-name="Liberation Serif" officeooo:rsid="00201d24"/>
    </style:style>
    <style:style style:name="T24" style:family="text">
      <style:text-properties style:font-name="Liberation Serif" officeooo:rsid="0021ed0a"/>
    </style:style>
    <style:style style:name="T25" style:family="text">
      <style:text-properties style:font-name="Liberation Serif" officeooo:rsid="00241190"/>
    </style:style>
    <style:style style:name="T26" style:family="text">
      <style:text-properties style:font-name="Liberation Serif" officeooo:rsid="0025bee5"/>
    </style:style>
    <style:style style:name="T27" style:family="text">
      <style:text-properties style:font-name="Liberation Serif" officeooo:rsid="002631de"/>
    </style:style>
    <style:style style:name="T28" style:family="text">
      <style:text-properties style:font-name="Liberation Serif" officeooo:rsid="0027bf69"/>
    </style:style>
    <style:style style:name="T29" style:family="text">
      <style:text-properties style:font-name="Liberation Serif" fo:font-style="italic" officeooo:rsid="0027bf69" style:font-style-asian="italic" style:font-style-complex="italic"/>
    </style:style>
    <style:style style:name="T30" style:family="text">
      <style:text-properties style:font-name="Liberation Serif" fo:font-style="italic" officeooo:rsid="00290061" style:font-style-asian="italic" style:font-style-complex="italic"/>
    </style:style>
    <style:style style:name="T31" style:family="text">
      <style:text-properties style:font-name="Liberation Serif" fo:font-style="normal" officeooo:rsid="0027bf69" style:font-style-asian="normal" style:font-style-complex="normal"/>
    </style:style>
    <style:style style:name="T32" style:family="text">
      <style:text-properties style:font-name="Liberation Serif" officeooo:rsid="00290061"/>
    </style:style>
    <style:style style:name="T33" style:family="text">
      <style:text-properties style:font-name="Liberation Serif" officeooo:rsid="002a1883"/>
    </style:style>
    <style:style style:name="T34" style:family="text">
      <style:text-properties officeooo:rsid="00169714"/>
    </style:style>
    <style:style style:name="T35" style:family="text">
      <style:text-properties officeooo:rsid="0016c670"/>
    </style:style>
    <style:style style:name="T36" style:family="text">
      <style:text-properties officeooo:rsid="00181a89"/>
    </style:style>
    <style:style style:name="T37" style:family="text">
      <style:text-properties officeooo:rsid="001930a0"/>
    </style:style>
    <style:style style:name="T38" style:family="text">
      <style:text-properties officeooo:rsid="001a0290"/>
    </style:style>
    <style:style style:name="T39" style:family="text">
      <style:text-properties fo:font-style="italic" officeooo:rsid="001a0290" style:font-style-asian="italic" style:font-style-complex="italic"/>
    </style:style>
    <style:style style:name="T40" style:family="text">
      <style:text-properties fo:font-style="italic" officeooo:rsid="00181a89" style:font-style-asian="italic" style:font-style-complex="italic"/>
    </style:style>
    <style:style style:name="T41" style:family="text">
      <style:text-properties fo:font-style="italic" officeooo:rsid="001930a0" style:font-style-asian="italic" style:font-style-complex="italic"/>
    </style:style>
    <style:style style:name="T42" style:family="text">
      <style:text-properties officeooo:rsid="001cb94e"/>
    </style:style>
    <style:style style:name="T43" style:family="text">
      <style:text-properties fo:font-style="normal" officeooo:rsid="001930a0" style:font-style-asian="normal" style:font-style-complex="normal"/>
    </style:style>
    <style:style style:name="T44" style:family="text">
      <style:text-properties fo:font-style="normal" officeooo:rsid="001cb94e" style:font-style-asian="normal" style:font-style-complex="normal"/>
    </style:style>
    <style:style style:name="T45" style:family="text">
      <style:text-properties officeooo:rsid="001db52e"/>
    </style:style>
    <style:style style:name="T46" style:family="text">
      <style:text-properties officeooo:rsid="001df0f2"/>
    </style:style>
    <style:style style:name="T47" style:family="text">
      <style:text-properties officeooo:rsid="001e7ece"/>
    </style:style>
    <style:style style:name="T48" style:family="text">
      <style:text-properties officeooo:rsid="001f5dc8"/>
    </style:style>
    <style:style style:name="T49" style:family="text">
      <style:text-properties officeooo:rsid="00201d24"/>
    </style:style>
    <style:style style:name="T50" style:family="text">
      <style:text-properties officeooo:rsid="0020a347"/>
    </style:style>
    <style:style style:name="T51" style:family="text">
      <style:text-properties officeooo:rsid="0021ed0a"/>
    </style:style>
    <style:style style:name="T52" style:family="text">
      <style:text-properties officeooo:rsid="0023c265"/>
    </style:style>
    <style:style style:name="T53" style:family="text">
      <style:text-properties officeooo:rsid="00241190"/>
    </style:style>
    <style:style style:name="T54" style:family="text">
      <style:text-properties officeooo:rsid="002a1883"/>
    </style:style>
    <style:style style:name="T55" style:family="text">
      <style:text-properties officeooo:rsid="002bcc0a"/>
    </style:style>
    <style:style style:name="T56" style:family="text">
      <style:text-properties officeooo:rsid="002c2603"/>
    </style:style>
    <style:style style:name="T57" style:family="text">
      <style:text-properties officeooo:rsid="002d2b62"/>
    </style:style>
    <style:style style:name="T58" style:family="text">
      <style:text-properties officeooo:rsid="002d4136"/>
    </style:style>
    <style:style style:name="T59" style:family="text">
      <style:text-properties style:font-name="Courier 10 Pitch" officeooo:rsid="002d4136"/>
    </style:style>
    <style:style style:name="T60" style:family="text">
      <style:text-properties style:font-name="Courier 10 Pitch" officeooo:rsid="002e742b"/>
    </style:style>
    <style:style style:name="T61" style:family="text">
      <style:text-properties officeooo:rsid="002e742b"/>
    </style:style>
    <style:style style:name="T62" style:family="text">
      <style:text-properties officeooo:rsid="00302a64"/>
    </style:style>
    <style:style style:name="T63" style:family="text">
      <style:text-properties officeooo:rsid="0031858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6" text:outline-level="1">DropboxLibrary</text:h>
      <text:p text:style-name="P17"/>
      <text:p text:style-name="P1"><text:span text:style-name="T1">DropboxLibrary es una </text:span><text:span text:style-name="T2">simple </text:span><text:span text:style-name="T1">aplicación Android </text:span><text:span text:style-name="T2">que se conecta a una cuenta de Dropbox y lista todos los ficheros </text:span><text:span text:style-name="T3">ePub</text:span><text:span text:style-name="T2"> (libros electrónicos). Además permite hacer dos operaciones con ellos:</text:span></text:p>
      <text:list xml:id="list1976704315264811117" text:style-name="L1">
        <text:list-item>
          <text:p text:style-name="P19">Ordenar la lista de ficheros según distintos criterios. Actualmente las ordenaciones soportadas son: (1) por nombre del fichero, (2) fecha de creación y (3) título del libro.</text:p>
        </text:list-item>
        <text:list-item>
          <text:p text:style-name="P18"><text:span text:style-name="T2">Mostrar los detalles de un libro concreto. En particular se muestra el título, los autores y la portada (siempre que el libro la tenga). En caso de no tener portada se muestra una imagen con el logo de los ficheros </text:span><text:span text:style-name="T3">ePub</text:span><text:span text:style-name="T2">.</text:span></text:p>
        </text:list-item>
      </text:list>
      <text:p text:style-name="P20"/>
      <text:p text:style-name="P22">Esta app funciona en Android 2.2 o superior.</text:p>
      <text:p text:style-name="P21"/>
      <text:h text:style-name="P41" text:outline-level="2">Librerías utilizadas</text:h>
      <text:p text:style-name="P4"><text:span text:style-name="T2">Se han utilizado dos librerías externas a la plataforma Android, </text:span><text:span text:style-name="T42">(1) para acceder a los servicios de Dropbox y </text:span><text:span text:style-name="T52">(2) </text:span><text:span text:style-name="T42">otra para el tratamiento de ficheros ePub</text:span><text:span text:style-name="T2">.</text:span></text:p>
      <text:p text:style-name="P4"><text:span text:style-name="T36">Dropbox presenta distintas APIs para acceder a sus servicios. </text:span><text:span text:style-name="T42">En concreto, para la aplicación que se ha desarrollado, podía elegir entre</text:span><text:span text:style-name="T36"> </text:span><text:span text:style-name="T40">Core API</text:span><text:span text:style-name="T36">, </text:span><text:span text:style-name="T40">Sync API</text:span><text:span text:style-name="T36"> </text:span><text:span text:style-name="T37">y el </text:span><text:span text:style-name="T41">Dropbox Chooser</text:span><text:span text:style-name="T43">, </text:span><text:span text:style-name="T44">he decidido utilizar el Sync API porque está pensado específicamente para dispositivos móviles, es sencillo y mantiene sincronizados los ficheros de forma transparente.</text:span></text:p>
      <text:p text:style-name="P23"/>
      <text:p text:style-name="P3"><text:span text:style-name="T38">En el caso de los ficheros ePub, </text:span><text:span text:style-name="T39">epublib</text:span><text:span text:style-name="T38"> es la única librería libre que he encontrado para Android.</text:span></text:p>
      <text:h text:style-name="P42" text:outline-level="2">Decisiones y diseño</text:h>
      <text:p text:style-name="P24">El diseño de la app es lo más modular posible, de forma que el código se pueda reutilizar en otros proyectos. </text:p>
      <text:h text:style-name="P45" text:outline-level="3">Nociones generales</text:h>
      <text:p text:style-name="P2"><text:span text:style-name="T35">En primer lugar, h</text:span><text:span text:style-name="T34">e optado por separar el proceso de login y el resto de la app en dos actividades distintas </text:span><text:span text:style-name="T47">(</text:span><text:span text:style-name="T6">LoginActivity</text:span><text:span text:style-name="T47"> y </text:span><text:span text:style-name="T6">LibraryActivity</text:span><text:span text:style-name="T21">)</text:span><text:span text:style-name="T34">. Esto hace que la actividad de login no haga nada más que llamar al login de Dropbox, pero como ventaja la app </text:span><text:span text:style-name="T36">es</text:span><text:span text:style-name="T34"> más modular, </text:span><text:span text:style-name="T36">separa funcionalidades </text:span><text:span text:style-name="T34">y </text:span><text:span text:style-name="T36">hace </text:span><text:span text:style-name="T34">que incluir distintos proveedores de datos como (Google Drive) solo requiera poner botones de login en esta actividad dummy. </text:span><text:span text:style-name="T35">Alternativamente se podría haber utilizado un fragment para el login y utilizar una única actividad, pero entonces las funcionalidades estarían todas mezcladas y sin una estructura clara.</text:span></text:p>
      <text:p text:style-name="P5"><text:span text:style-name="T36">La </text:span><text:span text:style-name="T6">LibraryActivity</text:span><text:span text:style-name="T36"> </text:span><text:span text:style-name="T45">es la encargada de intercambiar dos fragments: uno para listar ficheros </text:span><text:span text:style-name="T47">(</text:span><text:span text:style-name="T6">FileListFragment</text:span><text:span text:style-name="T21">) </text:span><text:span text:style-name="T45">y otro que muestra los detalles de un fichero ePub </text:span><text:span text:style-name="T47">(</text:span><text:span text:style-name="T6">BookDetailsFragment</text:span><text:span text:style-name="T47">)</text:span><text:span text:style-name="T45">. Esta arquitectura es una patrón bastante típico de diseño en Android, ya que nos permite mostrar un fragment y luego el otro en pantallas pequeñas o en vertical; o mostrar los dos fragments simultáneamente en pantallas grandes o con orientación horizontal. </text:span><text:span text:style-name="T46">Esta segunda configuración no ha sido implementada ya que según el caso práctico, no se esperaba que hubiese muchos detalles en la interfaz. </text:span><text:span text:style-name="T48">Esta actividad además muestra un </text:span><text:span text:style-name="T7">ActionBar</text:span><text:span text:style-name="T48"> con un botón de desconexión (logout). Adicionalmente, el </text:span><text:span text:style-name="T7">FileListFragment</text:span><text:span text:style-name="T48"> añadirá a este </text:span><text:span text:style-name="T7">ActionBar</text:span><text:span text:style-name="T48"> un desplegable con las opciones de ordenación disponibles siempre que el fragment </text:span><text:soft-page-break/><text:span text:style-name="T48">se esté mostrando.</text:span></text:p>
      <text:p text:style-name="P6"><text:span text:style-name="T48">Gran parte de la funcionalidad de la app se encuentra implementada en el </text:span><text:span text:style-name="T7">FileListFragment</text:span><text:span text:style-name="T22"> y sus asociaciones</text:span><text:span text:style-name="T48">. </text:span><text:span text:style-name="T52">Por ello, se puntualizan las principales funciones de la clase y en las sucesivas secciones se explica más en detalle cada una. </text:span><text:span text:style-name="T48">Esta clase </text:span><text:span text:style-name="T49">se encarga de:</text:span></text:p>
      <text:list xml:id="list8619168035070258700" text:style-name="L2">
        <text:list-item>
          <text:p text:style-name="P25"><text:span text:style-name="T50">Mostrar </text:span><text:span text:style-name="T51">las vistas generadas por el </text:span><text:span text:style-name="T9">DropboxFileAdapter</text:span><text:span text:style-name="T50">.</text:span></text:p>
        </text:list-item>
        <text:list-item>
          <text:p text:style-name="P26"><text:span text:style-name="T51">Disparar eventos </text:span><text:span text:style-name="T9">OnFileSelected</text:span><text:span text:style-name="T51"> que son capturados por la </text:span><text:span text:style-name="T6">LibraryActivity</text:span><text:span text:style-name="T51">, y así poder realizar el cambio de fragments.</text:span></text:p>
        </text:list-item>
        <text:list-item>
          <text:p text:style-name="P27"><text:span text:style-name="T51">Incluir en el </text:span><text:span text:style-name="T9">ActionBar</text:span><text:span text:style-name="T51"> un desplegable con la opciones de ordenación.</text:span></text:p>
        </text:list-item>
        <text:list-item>
          <text:p text:style-name="P27"><text:span text:style-name="T51">Solicitar nuevos datos (listas de ficheros) al </text:span><text:span text:style-name="T9">DropboxManager</text:span><text:span text:style-name="T51">.</text:span></text:p>
        </text:list-item>
        <text:list-item>
          <text:p text:style-name="P27"><text:span text:style-name="T51">Mantener una lista de los directorios que aún faltan por explorar. Inicialmente esta lista contiene la </text:span><text:span text:style-name="T52">raíz</text:span><text:span text:style-name="T51"> de Dropbox y va cambiando como se explica más adelante.</text:span></text:p>
        </text:list-item>
        <text:list-item>
          <text:p text:style-name="P27"><text:span text:style-name="T51">Añadir a la lista de directorios por explorar los directorios en lo</text:span><text:span text:style-name="T54">s</text:span><text:span text:style-name="T51"> que ha habido algún cambio. </text:span><text:span text:style-name="T54">Así se puede actualizar de forma automática la lista de ficheros mostrados cuando desde un PC u otro dispositivo se sube un fichero ePub a esa cuenta de Dropbox.</text:span></text:p>
        </text:list-item>
      </text:list>
      <text:p text:style-name="P28"/>
      <text:p text:style-name="P7"><text:span text:style-name="T49">Finalmente</text:span><text:span text:style-name="T48">, e</text:span><text:span text:style-name="T47">l </text:span><text:span text:style-name="T6">BookDetailsFragment</text:span><text:span text:style-name="T47"> no tiene mucho que explicar... </text:span><text:span text:style-name="T48">cuando la actividad intercambia los fragments, le pasa el</text:span><text:span text:style-name="T47"> path del fichero </text:span><text:span text:style-name="T48">seleccionado</text:span><text:span text:style-name="T47"> </text:span><text:span text:style-name="T48">al </text:span><text:span text:style-name="T6">BookDetailsFragment</text:span><text:span text:style-name="T21">.</text:span><text:span text:style-name="T47"> </text:span><text:span text:style-name="T48">Éste </text:span><text:span text:style-name="T47">solicita la apertura del fichero al </text:span><text:span text:style-name="T6">DropboxManager</text:span><text:span text:style-name="T21">, </text:span><text:span text:style-name="T22">si el fichero no está sincronizado, el </text:span><text:span text:style-name="T6">DropboxManager</text:span><text:span text:style-name="T21"> </text:span><text:span text:style-name="T22">forzará la sincronización en otro hilo. Una vez el fichero está abierto, el <text:s/></text:span><text:span text:style-name="T6">BookDetailsFragment</text:span><text:span text:style-name="T21"> </text:span><text:span text:style-name="T22">utiliza el </text:span><text:span text:style-name="T7">EPubHelper</text:span><text:span text:style-name="T22"> para leer el libro, que, de nuevo, utilizará otro hilo para las operaciones de entrada/salida (es decir, la lectura del fichero).</text:span></text:p>
      <text:h text:style-name="P46" text:outline-level="3">Conexión con Dropbox</text:h>
      <text:p text:style-name="P11"><text:span text:style-name="T24">La clase </text:span><text:span text:style-name="T9">DropboxManager</text:span><text:span text:style-name="T24"> se encarga de realizar todas las comunicaciones con el API de dropbox. </text:span><text:span text:style-name="T28">En primer lugar</text:span><text:span text:style-name="T26"> lanza la Actividad que realiza el login y enlaza así con una cuenta Dropbox. </text:span><text:span text:style-name="T28">En segundo lugar hace dos tipos de peticiones al API:</text:span></text:p>
      <text:list xml:id="list6028297910135321911" text:style-name="L3">
        <text:list-item>
          <text:p text:style-name="P29">Obtener una lista de ficheros explorando el árbol de directorios e Dropbox.</text:p>
        </text:list-item>
        <text:list-item>
          <text:p text:style-name="P29">Forzar la sincronización de un fichero concreto para tener acceso a él desde el propio dispositivo.</text:p>
        </text:list-item>
      </text:list>
      <text:p text:style-name="P11"><text:span text:style-name="T28">La primera operación merece un explicación más amplia. </text:span><text:span text:style-name="T32">Recibe como entrada una lista de directorios a explorar (inicialmente será el directorio raíz) y el número </text:span><text:span text:style-name="T30">máximo</text:span><text:span text:style-name="T32"> de ficheros que se quiere encontrar (configurado en 20). El algoritmo empieza explorando los directorios suministrados de forma que:</text:span></text:p>
      <text:list xml:id="list4521866449235291364" text:style-name="L4">
        <text:list-item>
          <text:p text:style-name="P34"><text:span text:style-name="T32">Si se encuentra un nuevo directorio (es decir un subdirectorio), éste se incluye en la lista de directorios a explorar. Adicionalmente se puede incluir un listener al directorio para que reaccione si hay algún cambio en el directorio </text:span><text:span text:style-name="T33">(es decir se añade un fichero desde un PC por ejemplo)</text:span><text:span text:style-name="T32">.</text:span></text:p>
        </text:list-item>
        <text:list-item>
          <text:p text:style-name="P30">Si encuentra un fichero del tipo ePub, entonces lo añade a la lista de ficheros a devolver y continua.</text:p>
        </text:list-item>
      </text:list>
      <text:p text:style-name="P13"><text:span text:style-name="T32">Si no hay límite de ficheros, entonces este algoritmo explora todo Dropbox. Por el contrario, si hay un límite, </text:span><text:span text:style-name="T33">se devuelven solo los ficheros hasta ese límite y la lista de directorios que aún quedan por explorar. De forma que se pueda retomar la búsqueda desde el punto en que se dejó en la ultima petición. Dicha lista es mantenida por el <text:s/></text:span><text:span text:style-name="T7">FileListFragment</text:span><text:span text:style-name="T22"> </text:span><text:span text:style-name="T33">y el motivo se explica más adelante.</text:span></text:p>
      <text:p text:style-name="P12"><text:soft-page-break/><text:span text:style-name="T32">Tanto la tarea (1) como la (2)</text:span><text:span text:style-name="T28"> son costosas en términos de tiempo </text:span><text:span text:style-name="T32">ya que requieren potencialmente de acceso a internet</text:span><text:span text:style-name="T28">, por lo tanto se realizan en hilos separados para evitar bloquear el hilo de la interfaz. </text:span><text:span text:style-name="T32">Cuando esos hilos terminan sus tareas, simplemente se llama a un </text:span><text:span text:style-name="T14">SimpleDropboxCallback</text:span><text:span text:style-name="T32"> con el resultado. Dicho resultado es la lista de </text:span><text:span text:style-name="T12">DbxFileInfo</text:span><text:span text:style-name="T27"> </text:span><text:span text:style-name="T32">de los ficheros encontrados y la lista de directorios aún no explorados en la primera operación; y el </text:span><text:span text:style-name="T12">DbxFileInfo</text:span><text:span text:style-name="T32"> del fichero sincronizado en el caso de la segunda.</text:span></text:p>
      <text:h text:style-name="P45" text:outline-level="3">Métodos de ordenación</text:h>
      <text:p text:style-name="P8"><text:span text:style-name="T25">Uno de los requisitos de la app era poder ordenar los ficheros en base a distintos criterios. Para implementar estas ordenaciones </text:span><text:span text:style-name="T26">he reutilizado unas clases mías de otro proyecto.</text:span><text:span text:style-name="T25"> </text:span><text:span text:style-name="T26">Así, </text:span><text:span text:style-name="T9">DropboxFileAdapter</text:span><text:span text:style-name="T24"> </text:span><text:span text:style-name="T26">hereda de </text:span><text:span text:style-name="T11">SortedListAdapter</text:span><text:span text:style-name="T26">, un adaptador que garantiza que todos los elementos están siempre ordenados en función de un </text:span><text:span text:style-name="T11">Comparator</text:span><text:span text:style-name="T26">. Así cambiar la ordenación de los elementos es tan sencillo como cambiar el comparador. </text:span><text:span text:style-name="T27">La ordenación de los elementos se lleva a cabo en otro hilo para que no se bloquee el hilo de la interfaz.</text:span></text:p>
      <text:p text:style-name="P10"><text:span text:style-name="T27">Inicialmente, en la versión v.0.9, los objetos que almacenaba el adaptador eran del tipo </text:span><text:span text:style-name="T12">DbxFileInfo</text:span><text:span text:style-name="T27"> (objectos de la API de dropbox que contienen información de un fichero sin tener que sincronizar, i.e. descargar, el propio fichero). </text:span><text:span text:style-name="T28">Esta clase tiene acceso a datos como el tamaño del fichero, la ruta, el nombre del fichero y la fecha de </text:span><text:span text:style-name="T29">modificación</text:span><text:span text:style-name="T31">. Así que, manejar este tipo de objetos ya nos permite ordenar por nombre de fichero y por fecha de creación (asumiendo que la fecha de modificación de un fichero de tipo ePub es la fecha de creación).</text:span></text:p>
      <text:p text:style-name="P40">Ordenación por título de libro</text:p>
      <text:p text:style-name="P11"><text:span text:style-name="T27">El título de un libro no es información que este contenida en la clase genérica </text:span><text:span text:style-name="T12">DbxFileInfo</text:span><text:span text:style-name="T27">. </text:span><text:span text:style-name="T28">De forma que si quería mostrar los títulos de un libro (y ordenar la lista según el título), debía extender esa clase. Pero resulta que es una clase privada del API a la que no se tiene acceso. Así que cree una nueva clase </text:span><text:span text:style-name="T13">DbxEPubInfo</text:span><text:span text:style-name="T28"> como una composición de un objeto </text:span><text:span text:style-name="T12">DbxFileInfo</text:span><text:span text:style-name="T28"> y el título del libro. A partir de este punto (versión v.1.0 de la app) el adaptador dejó de manejar objetos de tipo <text:s/></text:span><text:span text:style-name="T12">DbxFileInfo</text:span><text:span text:style-name="T27"> </text:span><text:span text:style-name="T28">para utilizar objetos de este nuevo tipo extendido.</text:span></text:p>
      <text:p text:style-name="P11"><text:span text:style-name="T28">Sin embargo</text:span><text:span text:style-name="T27">, mostrar (y ordenar </text:span><text:span text:style-name="T28">por</text:span><text:span text:style-name="T27">) el título del libro tiene varias implicaciones:</text:span></text:p>
      <text:list xml:id="list1054276006167432637" text:style-name="L5">
        <text:list-item>
          <text:p text:style-name="P35"><text:span text:style-name="T27">El API de Dropbox debe haber sincronizado previamente </text:span><text:span text:style-name="T33">los</text:span><text:span text:style-name="T27"> fichero</text:span><text:span text:style-name="T33">s para poder abrirlos</text:span><text:span text:style-name="T27">.</text:span></text:p>
        </text:list-item>
        <text:list-item>
          <text:p text:style-name="P35"><text:span text:style-name="T27">Se debe abrir el fichero con el </text:span><text:span text:style-name="T12">EPubHelper</text:span><text:span text:style-name="T27"> para obtener el título del libro.</text:span></text:p>
        </text:list-item>
      </text:list>
      <text:p text:style-name="P31">Lo que lleva a varias preguntas ¿qué pasa si algún fichero de la lista no esta sincronizado?¿cuándo abrir el fichero para obtener el titulo?</text:p>
      <text:p text:style-name="P32">He decidido de nadie mejor que el usuario para contestar a la primera pregunta. Por tanto si se intenta ordenar la lista por título y algún fichero no está sincronizado se le pregunta al usuario “Esta tarea requiere descargar datos, se necesitan descargar X MB”. Si el usuario acepta la descarga entonces se fuerza la sincronización de los ficheros (recordar que esto se hace en otro hilo), se abre el fichero una vez esta disponible (también en otro hilo) y cuando todos los ficheros hayan sido leídos se reordena la lista en función del nombre.</text:p>
      <text:p text:style-name="P33">En el caso de la segunda pregunta, he decidido que el título del libro debe estar disponible lo antes posible siempre que el fichero este ya sincronizado. Así que en el momento en el que se añade un elemento al adaptador, también se solicita que ese fichero se abra para obtener el título del libro (esta tarea se realiza en un hilo secundario). Por eso al listar los ficheros se va viendo como poco va apareciendo el nombre de cada fichero.</text:p>
      <text:h text:style-name="P47" text:outline-level="3">Lista de ficheros infinita</text:h>
      <text:p text:style-name="P36"><text:span text:style-name="T55">El concepto de lista infinita es un patrón muy utilizado en aplicaciones Android. Tiene </text:span><text:span text:style-name="T56">su origen</text:span><text:span text:style-name="T55"> </text:span><text:soft-page-break/><text:span text:style-name="T55">como respuesta a la pregunta de por qué solicitar </text:span><text:span text:style-name="T57">de golpe </text:span><text:span text:style-name="T55">listados completos a servicios de internet (y por tanto costosas en tiempo y descarga de datos); si el usuario </text:span><text:span text:style-name="T56">no es capaz de ver de golpe todo el listado. </text:span><text:span text:style-name="T57">Es mejor hacer peticiones parciales de datos de forma que la lista se va completando dinámicamente. </text:span><text:span text:style-name="T58">Esta funcionalidad es precisamente la que implementa la clase </text:span><text:span text:style-name="T59">EndlessSortedListAdapter</text:span><text:span text:style-name="T58">. Esta clase va solicitando datos a través de la interfaz </text:span><text:span text:style-name="T59">DataRequester</text:span><text:span text:style-name="T58"> siempre que el usuario hace un scroll hacia abajo y se ha mostrado ya la mitad de la lista.</text:span></text:p>
      <text:p text:style-name="P37"><text:span text:style-name="T61">Es en este contexto donde cobra sentido que el </text:span><text:span text:style-name="T60">FileListFragment</text:span><text:span text:style-name="T61"> guarde una lista de directorios aún por explorar. Cada vez que el </text:span><text:span text:style-name="T60">FileListFragment</text:span><text:span text:style-name="T61"> solicita nuevos datos para la lista (nótese que </text:span><text:span text:style-name="T60">FileListFragment</text:span><text:span text:style-name="T61"> implementa </text:span><text:span text:style-name="T60">DataRequester</text:span><text:span text:style-name="T61">), entonces el </text:span><text:span text:style-name="T60">DropboxManager</text:span><text:span text:style-name="T61"> explora los directorios de Dropbox incluidos en la lista de directorios a explorar. Cuando esa tarea termina, se actualiza la lista de directorios a explorar en el </text:span><text:span text:style-name="T60">FileListFragment</text:span><text:span text:style-name="T61"> y se incluyen los ficheros encontrados en el </text:span><text:span text:style-name="T60">DropboxFileAdapter</text:span><text:span text:style-name="T61">. Así, cuando el usuario haga scroll hacia abajo </text:span><text:span text:style-name="T62">de nuevo</text:span><text:span text:style-name="T61">, el adaptador volverá a solicitar datos; </text:span><text:span text:style-name="T62">así </text:span><text:span text:style-name="T61">la exploración de Dropbox se hace de forma dinámica </text:span><text:span text:style-name="T63">y gradual</text:span><text:span text:style-name="T61">.</text:span></text:p>
      <text:h text:style-name="P44" text:outline-level="3">Doble click</text:h>
      <text:p text:style-name="P9"><text:span text:style-name="T49">La funcionalidad del doble click se ha implementado en una nueva clase </text:span><text:span text:style-name="T8">DoubleClickSupportedListView</text:span><text:span text:style-name="T49"> que hereda directamente de </text:span><text:span text:style-name="T8">ListView</text:span><text:span text:style-name="T49">. Este nuevo ListView utiliza un detector de gestos que responde al doble click </text:span><text:span text:style-name="T53">(</text:span><text:span text:style-name="T10">onDoubleTap</text:span><text:span text:style-name="T25"> de la clase </text:span><text:span text:style-name="T10">GestureDetector.SimpleOnGestureListener</text:span><text:span text:style-name="T53">)</text:span><text:span text:style-name="T49">. De tal forma que se sobreescribe el método </text:span><text:span text:style-name="T8">onTouchEvent</text:span><text:span text:style-name="T23"> </text:span><text:span text:style-name="T25">de la ListView</text:span><text:span text:style-name="T49"> para considerar</text:span><text:span text:style-name="T53"> este</text:span><text:span text:style-name="T49"> detector de gestos </text:span><text:span text:style-name="T53">custom</text:span><text:span text:style-name="T49">. Así se consigue un ListView capaz de responder al doble click de la misma forma que responde a un click simple. De hecho el nuevo ListView incluye un nuevo método </text:span><text:span text:style-name="T8">setOnItemDoubleClickListener</text:span><text:span text:style-name="T49"> para añadir la funcionalidad deseada cuando tiene lugar un doble click.</text:span></text:p>
      <text:p text:style-name="P38"/>
      <text:h text:style-name="P48" text:outline-level="3"/>
      <text:h text:style-name="P41" text:outline-level="2">Descripción de paquetes</text:h>
      <table:table table:name="Tabla1" table:style-name="Tabla1">
        <table:table-column table:style-name="Tabla1.A"/>
        <table:table-column table:style-name="Tabla1.B"/>
        <table:table-row>
          <table:table-cell table:style-name="Tabla1.A1" office:value-type="string">
            <text:p text:style-name="P43">com.cjuega.interviews.bq.fragments</text:p>
          </table:table-cell>
          <table:table-cell table:style-name="Tabla1.B1" office:value-type="string">
            <text:p text:style-name="P14"><text:span text:style-name="T3">Este paquete contiene los dos fragments que se utilizan en la app. Uno de ellos lista los ficheros y el otro muestra los detalles de un fichero concreto. </text:span><text:span text:style-name="T4">FileListFragment</text:span><text:span text:style-name="T3"> es bastante genérico y se puede reutilizar en otro proyectos. Contiene código desarrollado para la prueba y código propio reutilizado.</text:span></text:p>
          </table:table-cell>
        </table:table-row>
        <table:table-row>
          <table:table-cell table:style-name="Tabla1.A2" office:value-type="string">
            <text:p text:style-name="P43">com.cjuega.interviews.bq.main</text:p>
          </table:table-cell>
          <table:table-cell table:style-name="Tabla1.B2" office:value-type="string">
            <text:p text:style-name="P14"><text:span text:style-name="T15">Contiene las dos actividades de la app. Un punto de entrada que no hace nada más que lanzar el login de Dropbox y una actividad que se encarga de controlar los fragments para listar y mostrar los ePub. </text:span><text:span text:style-name="T3">Código 100% desarrollado para la prueba.</text:span></text:p>
          </table:table-cell>
        </table:table-row>
        <table:table-row>
          <table:table-cell table:style-name="Tabla1.A2" office:value-type="string">
            <text:p text:style-name="P43">com.cjuega.interviews.bq.utils</text:p>
          </table:table-cell>
          <table:table-cell table:style-name="Tabla1.B2" office:value-type="string">
            <text:p text:style-name="P14"><text:span text:style-name="T3">Clases auxiliares para cargar Bitmaps y dar </text:span><text:span text:style-name="T15">un </text:span><text:span text:style-name="T3">formato </text:span><text:span text:style-name="T15">legible por el usuario a ciertos datos</text:span><text:span text:style-name="T3">. Reutilización de código propio.</text:span></text:p>
          </table:table-cell>
        </table:table-row>
        <table:table-row>
          <table:table-cell table:style-name="Tabla1.A2" office:value-type="string">
            <text:p text:style-name="P43">com.cjuega.interviews.bq.widgets</text:p>
          </table:table-cell>
          <table:table-cell table:style-name="Tabla1.B2" office:value-type="string">
            <text:p text:style-name="P15"><text:span text:style-name="T18">Contiene los adaptadores que utiliza el </text:span><text:span text:style-name="T4">FileListFragment</text:span><text:span text:style-name="T19"> </text:span><text:span text:style-name="T20">para mostrar los datos, así como una nueva implementación de </text:span><text:span text:style-name="T5">ListView</text:span><text:span text:style-name="T20"> que soporta doble click.</text:span><text:span text:style-name="T18"> </text:span><text:span text:style-name="T3">Contiene código desarrollado para la prueba y código propio reutilizado.</text:span></text:p>
          </table:table-cell>
        </table:table-row>
        <table:table-row>
          <table:table-cell table:style-name="Tabla1.A2" office:value-type="string">
            <text:p text:style-name="P43">com.cjuega.interviews.dropbox</text:p>
          </table:table-cell>
          <table:table-cell table:style-name="Tabla1.B2" office:value-type="string">
            <text:p text:style-name="P14"><text:span text:style-name="T16">Contiene las clases necesarias para comunicarse con Dropbox y comunicar los resultados de las operaciones en Dropbox al resto de la app. </text:span><text:span text:style-name="T3">Código 100% desarrollado para la prueba.</text:span></text:p>
          </table:table-cell>
        </table:table-row>
        <text:soft-page-break/>
        <table:table-row>
          <table:table-cell table:style-name="Tabla1.A2" office:value-type="string">
            <text:p text:style-name="P43">com.cjuega.interviews.epub</text:p>
          </table:table-cell>
          <table:table-cell table:style-name="Tabla1.B2" office:value-type="string">
            <text:p text:style-name="P14"><text:span text:style-name="T17">Clases para el tratamiento de ficheros ePub. </text:span><text:span text:style-name="T3">Código 100% desarrollado para la prueba.</text:span></text:p>
          </table:table-cell>
        </table:table-row>
      </table:table>
      <text:p text:style-name="P3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Courier 10 Pitch" svg:font-family="'Courier 10 Pitch'" style:font-pitch="fixed"/>
    <style:font-face style:name="Abyssinica SIL" svg:font-family="'Abyssinica SI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s" fo:country="E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er"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er"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er"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arlos Juega</meta:initial-creator>
    <meta:creation-date>2013-10-30T11:42:18</meta:creation-date>
    <dc:date>2013-10-31T17:53:00</dc:date>
    <dc:creator>Carlos Juega</dc:creator>
    <meta:editing-duration>P1DT5H40M53S</meta:editing-duration>
    <meta:editing-cycles>30</meta:editing-cycles>
    <meta:generator>LibreOffice/4.0.2.2$Linux_X86_64 LibreOffice_project/400m0$Build-2</meta:generator>
    <meta:document-statistic meta:table-count="1" meta:image-count="0" meta:object-count="0" meta:page-count="5" meta:paragraph-count="60" meta:word-count="2088" meta:character-count="12905" meta:non-whitespace-character-count="10887"/>
  </office:meta>
</office:document-meta>
</file>